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584CB9DF22150B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96cm, 4.919cm, 18.174cm, 7.1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4.319cm" svg:x="0.892cm" svg:y="2.092cm">
          <draw:image xlink:href="Pictures/10000000000005E8000007E0F584CB9DF22150B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8T16:59:19.346054729</dc:date>
    <meta:editing-duration>PT3M38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